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Software System Design Document (SSDD)</text:p>
      <text:p text:style-name="Author">Development Team</text:p>
      <text:p text:style-name="Date">2024-06-26</text:p>
      <text:h text:style-name="Heading_20_1" text:outline-level="1"><text:bookmark-start text:name="software-system-design-document-ssdd"/>Software System Design Document (SSDD)<text:bookmark-end text:name="software-system-design-document-ssdd"/></text:h>
      <text:h text:style-name="Heading_20_2" text:outline-level="2"><text:bookmark-start text:name="scope"/>1. Scope<text:bookmark-end text:name="scope"/></text:h>
      <text:h text:style-name="Heading_20_3" text:outline-level="3"><text:bookmark-start text:name="identification"/>1.1 Identification<text:bookmark-end text:name="identification"/></text:h>
      <text:p text:style-name="First_20_paragraph"><text:span text:style-name="T1">SSDD-001: Document Identification</text:span> - The document <text:span text:style-name="T1">shall</text:span> be identified by the following information: - <text:span text:style-name="T1">Document Name</text:span>: [Document Name] - <text:span text:style-name="T1">Document Identifier</text:span>: [SSDD-001] - <text:span text:style-name="T1">Version</text:span>: 1.0 - <text:span text:style-name="T1">Classification</text:span>: [Unclassified/Classified Level]</text:p>
      <text:h text:style-name="Heading_20_3" text:outline-level="3"><text:bookmark-start text:name="document-overview"/>1.2 Document Overview<text:bookmark-end text:name="document-overview"/></text:h>
      <text:p text:style-name="First_20_paragraph"><text:span text:style-name="T1">SSDD-002: Document Purpose</text:span> - The document <text:span text:style-name="T1">shall</text:span> describe the software system design and architecture - The document <text:span text:style-name="T1">shall</text:span> define system components and their interactions - The document <text:span text:style-name="T1">shall</text:span> specify design patterns and implementation strategies</text:p>
      <text:h text:style-name="Heading_20_2" text:outline-level="2"><text:bookmark-start text:name="referenced-documents"/>2. Referenced Documents<text:bookmark-end text:name="referenced-documents"/></text:h>
      <text:p text:style-name="First_20_paragraph"><text:span text:style-name="T1">SSDD-003: Referenced Standards</text:span> - MIL-STD-498: Software Development and Documentation - [Other applicable standards]</text:p>
      <text:h text:style-name="Heading_20_2" text:outline-level="2"><text:bookmark-start text:name="system-overview"/>3. System Overview<text:bookmark-end text:name="system-overview"/></text:h>
      <text:p text:style-name="First_20_paragraph"><text:span text:style-name="T1">SSDD-004: System Description</text:span> - The document <text:span text:style-name="T1">shall</text:span> provide an overview of the software system - The document <text:span text:style-name="T1">shall</text:span> describe system architecture and design principles - The document <text:span text:style-name="T1">shall</text:span> specify system boundaries and interfaces</text:p>
      <text:h text:style-name="Heading_20_2" text:outline-level="2"><text:bookmark-start text:name="system-architecture"/>4. System Architecture<text:bookmark-end text:name="system-architecture"/></text:h>
      <text:h text:style-name="Heading_20_3" text:outline-level="3"><text:bookmark-start text:name="architectural-design"/>4.1 Architectural Design<text:bookmark-end text:name="architectural-design"/></text:h>
      <text:p text:style-name="First_20_paragraph"><text:span text:style-name="T1">SSDD-005: Architecture Description</text:span> - The document <text:span text:style-name="T1">shall</text:span> describe the system architectural design - The document <text:span text:style-name="T1">shall</text:span> specify architectural patterns and styles - The document <text:span text:style-name="T1">shall</text:span> define system layers and components</text:p>
      <text:h text:style-name="Heading_20_3" text:outline-level="3"><text:bookmark-start text:name="component-design"/>4.2 Component Design<text:bookmark-end text:name="component-design"/></text:h>
      <text:p text:style-name="First_20_paragraph"><text:span text:style-name="T1">SSDD-006: Component Specifications</text:span> - The document <text:span text:style-name="T1">shall</text:span> describe system components and their responsibilities - The document <text:span text:style-name="T1">shall</text:span> specify component interfaces and dependencies - The document <text:span text:style-name="T1">shall</text:span> define component interaction patterns</text:p>
      <text:h text:style-name="Heading_20_3" text:outline-level="3"><text:bookmark-start text:name="data-design"/>4.3 Data Design<text:bookmark-end text:name="data-design"/></text:h>
      <text:p text:style-name="First_20_paragraph"><text:span text:style-name="T1">SSDD-007: Data Architecture</text:span> - The document <text:span text:style-name="T1">shall</text:span> describe data architecture and design - The document <text:span text:style-name="T1">shall</text:span> specify data models and structures - The document <text:span text:style-name="T1">shall</text:span> define data flow and storage patterns</text:p>
      <text:h text:style-name="Heading_20_2" text:outline-level="2"><text:bookmark-start text:name="interface-design"/>5. Interface Design<text:bookmark-end text:name="interface-design"/></text:h>
      <text:p text:style-name="First_20_paragraph"><text:span text:style-name="T1">SSDD-008: Interface Specifications</text:span> - The document <text:span text:style-name="T1">shall</text:span> describe system interfaces - The document <text:span text:style-name="T1">shall</text:span> specify interface protocols and formats - The document <text:span text:style-name="T1">shall</text:span> define interface security and authentication</text:p>
      <text:h text:style-name="Heading_20_2" text:outline-level="2"><text:bookmark-start text:name="security-design"/>6. Security Design<text:bookmark-end text:name="security-design"/></text:h>
      <text:p text:style-name="First_20_paragraph"><text:span text:style-name="T1">SSDD-009: Security Architecture</text:span> - The document <text:span text:style-name="T1">shall</text:span> describe security design and architecture - The document <text:span text:style-name="T1">shall</text:span> specify security mechanisms and controls - The document <text:span text:style-name="T1">shall</text:span> define security policies and procedures</text:p>
      <text:h text:style-name="Heading_20_2" text:outline-level="2"><text:bookmark-start text:name="performance-design"/>7. Performance Design<text:bookmark-end text:name="performance-design"/></text:h>
      <text:p text:style-name="First_20_paragraph"><text:span text:style-name="T1">SSDD-010: Performance Architecture</text:span> - The document <text:span text:style-name="T1">shall</text:span> describe performance design considerations - The document <text:span text:style-name="T1">shall</text:span> specify performance optimization strategies - The document <text:span text:style-name="T1">shall</text:span> define performance monitoring and measurement</text:p>
      <text:h text:style-name="Heading_20_2" text:outline-level="2"><text:bookmark-start text:name="deployment-design"/>8. Deployment Design<text:bookmark-end text:name="deployment-design"/></text:h>
      <text:p text:style-name="First_20_paragraph"><text:span text:style-name="T1">SSDD-011: Deployment Architecture</text:span> - The document <text:span text:style-name="T1">shall</text:span> describe deployment architecture and strategy - The document <text:span text:style-name="T1">shall</text:span> specify deployment environments and configurations - The document <text:span text:style-name="T1">shall</text:span> define deployment procedures and automation</text:p>
      <text:h text:style-name="Heading_20_2" text:outline-level="2"><text:bookmark-start text:name="notes"/>9. Notes<text:bookmark-end text:name="notes"/></text:h>
      <text:list text:style-name="L1">
        <text:list-item>
          <text:p text:style-name="P1"><text:span text:style-name="T1">SSDD</text:span>: Software System Design Document</text:p>
        </text:list-item>
        <text:list-item>
          <text:p text:style-name="P1"><text:span text:style-name="T1">System</text:span>: Software system architecture and desig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Software System Design Document (SSDD)</dc:title>
    <dc:description/>
    <dc:subject/>
    <meta:keyword/>
    <meta:initial-creator>Development Team</meta:initial-creator>
    <dc:creator>Development Team</dc:creator>
    <meta:creation-date>2025-06-27T03:46:23Z</meta:creation-date>
    <dc:date>2025-06-27T03:46:23Z</dc:date>
    <meta:user-defined meta:name="date" meta:value-type="string">2024-06-26</meta:user-defined>
    <meta:user-defined meta:name="document_type" meta:value-type="string">Software System Design Document</meta:user-defined>
    <meta:user-defined meta:name="standard" meta:value-type="string">MIL-STD-498</meta:user-defined>
    <meta:user-defined meta:name="status" meta:value-type="string">Draft</meta:user-defined>
    <meta:user-defined meta:name="version" meta:value-type="string">1.0</meta:user-defined>
  </office:meta>
</office:document-meta>
</file>